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revenue_status</text:p>
          </table:table-cell>
          <table:table-cell office:value-type="string" calcext:value-type="string">
            <text:p>delivered_status</text:p>
          </table:table-cell>
          <table:table-cell office:value-type="string" calcext:value-type="string">
            <text:p>total_invoice_amount</text:p>
          </table:table-cell>
          <table:table-cell office:value-type="string" calcext:value-type="string">
            <text:p>total_invoice_amount_oc</text:p>
          </table:table-cell>
          <table:table-cell office:value-type="string" calcext:value-type="string">
            <text:p>total_receipted_amount</text:p>
          </table:table-cell>
          <table:table-cell office:value-type="string" calcext:value-type="string">
            <text:p>total_receipted_amount_oc</text:p>
          </table:table-cell>
          <table:table-cell office:value-type="string" calcext:value-type="string">
            <text:p>refid</text:p>
          </table:table-cell>
          <table:table-cell office:value-type="string" calcext:value-type="string">
            <text:p>refno</text:p>
          </table:table-cell>
          <table:table-cell office:value-type="string" calcext:value-type="string">
            <text:p>is_invoiced</text:p>
          </table:table-cell>
          <table:table-cell office:value-type="string" calcext:value-type="string">
            <text:p>total_amount</text:p>
          </table:table-cell>
          <table:table-cell office:value-type="string" calcext:value-type="string">
            <text:p>total_amount_o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25000" calcext:value-type="float">
            <text:p>52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a30b7e0-500b-4b63-9036-4b1f3efefdc9</text:p>
          </table:table-cell>
          <table:table-cell office:value-type="string" calcext:value-type="string">
            <text:p>HVMN/23-1224250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525000" calcext:value-type="float">
            <text:p>5250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00800" calcext:value-type="float">
            <text:p>800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d4eff3-ea46-45fe-b292-eb6b805a408d</text:p>
          </table:table-cell>
          <table:table-cell office:value-type="string" calcext:value-type="string">
            <text:p>HVMT/23-09157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800800" calcext:value-type="float">
            <text:p>8008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0000" calcext:value-type="float">
            <text:p>630000</text:p>
          </table:table-cell>
          <table:table-cell office:value-type="string" calcext:value-type="string">
            <text:p>1b37ee1f-521b-4e50-b658-a87f97c4b0fe</text:p>
          </table:table-cell>
          <table:table-cell office:value-type="string" calcext:value-type="string">
            <text:p>HVMN/23-12242503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630000" calcext:value-type="float">
            <text:p>63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870000" calcext:value-type="float">
            <text:p>870000</text:p>
          </table:table-cell>
          <table:table-cell office:value-type="string" calcext:value-type="string">
            <text:p>1ca960a7-0dc4-4823-b4cc-92bc14c33f97</text:p>
          </table:table-cell>
          <table:table-cell office:value-type="string" calcext:value-type="string">
            <text:p>HVMT/23-09144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870000" calcext:value-type="float">
            <text:p>87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90000" calcext:value-type="float">
            <text:p>390000</text:p>
          </table:table-cell>
          <table:table-cell office:value-type="string" calcext:value-type="string">
            <text:p>1d1f6336-ef92-4b58-9135-716f2f4dc979</text:p>
          </table:table-cell>
          <table:table-cell office:value-type="string" calcext:value-type="string">
            <text:p>HVMT/23-09162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390000" calcext:value-type="float">
            <text:p>3900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3750" calcext:value-type="float">
            <text:p>343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6899ff-446c-49a9-a5bf-a57ec36fc7b4</text:p>
          </table:table-cell>
          <table:table-cell office:value-type="string" calcext:value-type="string">
            <text:p>HVMN/23-12242257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343750" calcext:value-type="float">
            <text:p>3437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75000" calcext:value-type="float">
            <text:p>675000</text:p>
          </table:table-cell>
          <table:table-cell office:value-type="string" calcext:value-type="string">
            <text:p>50662df4-9138-4af8-ad16-2016bb36a9f4</text:p>
          </table:table-cell>
          <table:table-cell office:value-type="string" calcext:value-type="string">
            <text:p>HVMB/23-06295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675000" calcext:value-type="float">
            <text:p>675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68000" calcext:value-type="float">
            <text:p>468000</text:p>
          </table:table-cell>
          <table:table-cell office:value-type="string" calcext:value-type="string">
            <text:p>667572db-a1c2-48be-907f-72d4661f8856</text:p>
          </table:table-cell>
          <table:table-cell office:value-type="string" calcext:value-type="string">
            <text:p>HVMT/23-09160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468000" calcext:value-type="float">
            <text:p>4680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72500" calcext:value-type="float">
            <text:p>472500</text:p>
          </table:table-cell>
          <table:table-cell office:value-type="string" calcext:value-type="string">
            <text:p>76920a5c-149e-4410-ba6f-1f02479eb0c1</text:p>
          </table:table-cell>
          <table:table-cell office:value-type="string" calcext:value-type="string">
            <text:p>HVMN/23-1224250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472500" calcext:value-type="float">
            <text:p>4725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83600" calcext:value-type="float">
            <text:p>883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bf8adb-c36e-4441-8931-09ccdc6ba8cb</text:p>
          </table:table-cell>
          <table:table-cell office:value-type="string" calcext:value-type="string">
            <text:p>HVMT/23-09159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883600" calcext:value-type="float">
            <text:p>8836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43600" calcext:value-type="float">
            <text:p>343600</text:p>
          </table:table-cell>
          <table:table-cell office:value-type="string" calcext:value-type="string">
            <text:p>ecd64ca0-d0e8-4ceb-be6c-b9ae5a070072</text:p>
          </table:table-cell>
          <table:table-cell office:value-type="string" calcext:value-type="string">
            <text:p>HVMB/23-0629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343600" calcext:value-type="float">
            <text:p>343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vi" fo:country="V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5:53:52.774287846</meta:creation-date>
    <dc:date>2024-10-21T15:54:22.510915108</dc:date>
    <meta:editing-duration>PT31S</meta:editing-duration>
    <meta:editing-cycles>1</meta:editing-cycles>
    <meta:document-statistic meta:table-count="1" meta:cell-count="144" meta:object-count="0"/>
    <meta:generator>LibreOffice/7.3.7.2$Linux_X86_64 LibreOffice_project/30$Build-2</meta:generator>
  </office:meta>
</office:document-meta>
</file>